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text-properties style:font-name="Georgia" officeooo:rsid="000c9377" officeooo:paragraph-rsid="000c9377"/>
    </style:style>
    <style:style style:name="P5" style:family="paragraph" style:parent-style-name="Title">
      <style:text-properties style:font-name="Georgia" officeooo:rsid="000c9377" officeooo:paragraph-rsid="000c9377"/>
    </style:style>
    <style:style style:name="P6" style:family="paragraph" style:parent-style-name="Text_20_body">
      <style:paragraph-properties fo:text-align="center" style:justify-single-word="false"/>
      <style:text-properties style:font-name="Georgia" officeooo:rsid="000c9377" officeooo:paragraph-rsid="000c9377"/>
    </style:style>
    <style:style style:name="P7" style:family="paragraph" style:parent-style-name="Text_20_body">
      <style:text-properties style:font-name="Georgia" officeooo:rsid="000c9377" officeooo:paragraph-rsid="000c9377"/>
    </style:style>
    <style:style style:name="T1" style:family="text">
      <style:text-properties officeooo:rsid="000d990d"/>
    </style:style>
    <style:style style:name="T2" style:family="text">
      <style:text-properties officeooo:rsid="000e9a77"/>
    </style:style>
    <style:style style:name="T3" style:family="text">
      <style:text-properties officeooo:rsid="00108ffc"/>
    </style:style>
    <style:style style:name="T4" style:family="text">
      <style:text-properties officeooo:rsid="00118627"/>
    </style:style>
    <style:style style:name="T5" style:family="text">
      <style:text-properties officeooo:rsid="00131ae7"/>
    </style:style>
    <style:style style:name="T6" style:family="text">
      <style:text-properties officeooo:rsid="00169594"/>
    </style:style>
    <style:style style:name="T7" style:family="text">
      <style:text-properties fo:font-style="italic" officeooo:rsid="00169594" style:font-style-asian="italic" style:font-style-complex="italic"/>
    </style:style>
    <style:style style:name="T8" style:family="text">
      <style:text-properties fo:font-style="italic" officeooo:rsid="001d77b6" style:font-style-asian="italic" style:font-style-complex="italic"/>
    </style:style>
    <style:style style:name="T9" style:family="text">
      <style:text-properties officeooo:rsid="00173b11"/>
    </style:style>
    <style:style style:name="T10" style:family="text">
      <style:text-properties officeooo:rsid="0017a6fc"/>
    </style:style>
    <style:style style:name="T11" style:family="text">
      <style:text-properties officeooo:rsid="0018af4a"/>
    </style:style>
    <style:style style:name="T12" style:family="text">
      <style:text-properties officeooo:rsid="0019fe64"/>
    </style:style>
    <style:style style:name="T13" style:family="text">
      <style:text-properties officeooo:rsid="001bed51"/>
    </style:style>
    <style:style style:name="T14" style:family="text">
      <style:text-properties officeooo:rsid="001d77b6"/>
    </style:style>
    <style:style style:name="T15" style:family="text">
      <style:text-properties fo:font-style="normal" officeooo:rsid="001d77b6" style:font-style-asian="normal" style:font-style-complex="normal"/>
    </style:style>
    <style:style style:name="T16" style:family="text">
      <style:text-properties fo:font-style="normal" officeooo:rsid="001ec809" style:font-style-asian="normal" style:font-style-complex="normal"/>
    </style:style>
    <style:style style:name="T17" style:family="text">
      <style:text-properties fo:font-style="normal" officeooo:rsid="001ff87e" style:font-style-asian="normal" style:font-style-complex="normal"/>
    </style:style>
    <style:style style:name="T18" style:family="text">
      <style:text-properties fo:font-style="normal" officeooo:rsid="00200d55" style:font-style-asian="normal" style:font-style-complex="normal"/>
    </style:style>
    <style:style style:name="T19" style:family="text">
      <style:text-properties fo:font-style="normal" officeooo:rsid="00204d08" style:font-style-asian="normal" style:font-style-complex="normal"/>
    </style:style>
    <style:style style:name="T20" style:family="text">
      <style:text-properties fo:font-style="normal" officeooo:rsid="00205a53" style:font-style-asian="normal" style:font-style-complex="normal"/>
    </style:style>
    <style:style style:name="T21" style:family="text">
      <style:text-properties fo:font-style="normal" officeooo:rsid="0021e728" style:font-style-asian="normal" style:font-style-complex="normal"/>
    </style:style>
    <style:style style:name="T22" style:family="text">
      <style:text-properties fo:font-style="normal" officeooo:rsid="0022e084" style:font-style-asian="normal" style:font-style-complex="normal"/>
    </style:style>
    <style:style style:name="T23" style:family="text">
      <style:text-properties fo:font-style="normal" officeooo:rsid="002397e0" style:font-style-asian="normal" style:font-style-complex="normal"/>
    </style:style>
    <style:style style:name="T24" style:family="text">
      <style:text-properties fo:font-style="normal" officeooo:rsid="00240295" style:font-style-asian="normal" style:font-style-complex="normal"/>
    </style:style>
    <style:style style:name="T25" style:family="text">
      <style:text-properties officeooo:rsid="0022e0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Under The Sky</text:p>
      <text:p text:style-name="P3">306</text:p>
      <text:p text:style-name="P6">by Kyle Eggleston</text:p>
      <text:p text:style-name="P4"/>
      <text:p text:style-name="P4"><text:tab/><text:span text:style-name="T1">Doctor Matt Allen was monitoring Elise’s recovery process. Major O’Brien had ordered around the clock surveillance on the alien. He didn’t want her doing anything without his knowledge. Matt didn’t like the thought of security in his Med Bay, but Earth’s survival was at stake so he allowed it. Not that he had a choice </text:span><text:span text:style-name="T2">in the matter. The major’s orders came first and foremost. That was the law </text:span><text:span text:style-name="T3">on Crimson Gamma.</text:span></text:p>
      <text:p text:style-name="P4"><text:tab/><text:span text:style-name="T4">The doors to Med Bay opened as Jack O’Brien entered the facility. He approached Doctor Allen. “How’s our patient?” He asked.</text:span></text:p>
      <text:p text:style-name="P4"><text:tab/><text:span text:style-name="T4">Matt frowned. “If she were human, she’d be dead. Fortunately she has some redundant systems in her in case other systems fail, they take over. It’s been helpful in her recovery process. She’s healing nicely, from what I can tell. </text:span><text:span text:style-name="T25">Should be good to go in a few days.</text:span><text:span text:style-name="T4">”</text:span></text:p>
      <text:p text:style-name="P4"><text:tab/>“<text:span text:style-name="T5">Is she awake? I want to talk to her.” Jack said.</text:span></text:p>
      <text:p text:style-name="P4"><text:tab/><text:span text:style-name="T5">Ma</text:span><text:span text:style-name="T11">t</text:span><text:span text:style-name="T5">t nodded. “Yeah, she’s awake. I’m not sure if she’ll be willing to talk, but you can try.”</text:span></text:p>
      <text:p text:style-name="P4"><text:tab/><text:span text:style-name="T5">Jack exited Matt’s office and walked towards the Recovery </text:span><text:span text:style-name="T6">Bay</text:span><text:span text:style-name="T5">. </text:span><text:span text:style-name="T6">There he found Elise resting in a bed. She was reading a book. It had been a while since Jack had seen an actual paperback books. Everything was on datapads these days. Electronic. Jack missed the smell of an old book. He took a quick peek at the cover. </text:span><text:span text:style-name="T7">Les Misérables</text:span><text:span text:style-name="T6"> was on the jacket. </text:span><text:span text:style-name="T9">A timeless classic and quite a page turner. </text:span><text:span text:style-name="T10">He smiled at Elise.</text:span></text:p>
      <text:p text:style-name="P4"><text:tab/><text:span text:style-name="T10">Elise looked up from her book. “You must be Major O’Brien.” She said.</text:span></text:p>
      <text:p text:style-name="P4"><text:tab/><text:span text:style-name="T10">Jack smiled. “I must be.” He said. “You must be the woman who held me captive on Titan.” He accused.</text:span></text:p>
      <text:p text:style-name="P4"><text:tab/><text:span text:style-name="T10">Elise nodded “Guilty as charged. </text:span><text:span text:style-name="T11">Don’t let this human form fool you major. I am neither male or female. My species doesn’t have genders. But I like this form it is pleasing to the eye, is it not?</text:span><text:span text:style-name="T10">”</text:span></text:p>
      <text:p text:style-name="P4"><text:tab/><text:span text:style-name="T11">Jack shrugged. “Wouldn’t know.” He said. </text:span><text:span text:style-name="T12">Pulling a chair over to the bed, he sat down on it. “We have some things to discuss it would seem.” Jack said. “I’ve been told if we don’t release you soon, your people will attack Earth.”</text:span></text:p>
      <text:p text:style-name="P4"><text:soft-page-break/><text:tab/><text:span text:style-name="T12">Elise nodded, she set the book down on her lap. “Yes major, you hear correctly.” She said. “Captain McDuff released all of his other prisoners from my ship. I don’t see why you are keeping me.”</text:span></text:p>
      <text:p text:style-name="P4"><text:tab/><text:span text:style-name="T13">Major O’Brien sighed. “I’ve spoken with Captain McDuff.” He said. “He understands that keeping you prisoner was a mistake. We apologize for the inconvenience. As soon as your wounds heal, you can go in peace if you wish.”</text:span></text:p>
      <text:p text:style-name="P4"><text:tab/>“<text:span text:style-name="T13">That’s it?” Elise asked. “You don’t want to question me for why I held you prisoner? Your Captain McDuff sure wanted to know.” </text:span><text:span text:style-name="T14">She paused for a moment. “You know he beat me right?”</text:span></text:p>
      <text:p text:style-name="P4"><text:tab/><text:span text:style-name="T14">Jack folded his arms. “Not according to Bert.” He said. “According to him, you hurt yourself while attempting to escape from your cell.”</text:span></text:p>
      <text:p text:style-name="P4"><text:tab/><text:span text:style-name="T14">Elise scoffed. “He’s lying.”</text:span></text:p>
      <text:p text:style-name="P4"><text:tab/>“<text:span text:style-name="T14">I checked the security cam footage.” Jack said. “It clearly shows he wasn’t even near you when you threw yourself at the force field. The footage doesn’t lie. Care to tell me </text:span><text:span text:style-name="T8">why</text:span><text:span text:style-name="T15"> you tried to escape?”</text:span></text:p>
      <text:p text:style-name="P4"><text:span text:style-name="T15"><text:tab/>Elise froze. She didn’t have an out on this one. </text:span><text:span text:style-name="T16">She sighed. “Fine, I tried to escape. I didn’t think it fair that I was being kept locked up while my crew was set free. Then there’s the issue of the condition that if I don’t return to my people, they will attack Earth. I don’t want Earth to be attacked anymore than you do.”</text:span></text:p>
      <text:p text:style-name="P4"><text:span text:style-name="T16"><text:tab/>“</text:span><text:span text:style-name="T17">Why are you so important?” Jack asked. “Why do your people want to attack Earth? I can see you attacking anyways even when we let you go.” </text:span><text:span text:style-name="T18">Jack could see Earth being attacked no matter what. Nothing was ever safe anymore.</text:span></text:p>
      <text:p text:style-name="P4"><text:span text:style-name="T18"><text:tab/>Elise shrugged. “You’ll have to believe me when I say we won’t attack you if I’m returned.” She said. “I have top secret information my government wants. I can’t communicate it other than in person. It’s that vital to my home world’s survival. That’s all I can say.”</text:span></text:p>
      <text:p text:style-name="P4"><text:span text:style-name="T18"><text:tab/></text:span><text:span text:style-name="T19">Jack frowned. “You’r</text:span><text:span text:style-name="T20">e</text:span><text:span text:style-name="T19"> facing an extinction level event aren’t you.”</text:span></text:p>
      <text:p text:style-name="P4"><text:span text:style-name="T19"><text:tab/>“Something like that.” Elise said. “</text:span><text:span text:style-name="T21">It’s very time sensitive. We have the rest of the year to figure things out.”</text:span></text:p>
      <text:p text:style-name="P4"><text:span text:style-name="T21"><text:tab/>“</text:span><text:span text:style-name="T22">I see.” Jack said. “Doctor Allen says you are healing nicely and are on schedule to be released in a few days.”</text:span></text:p>
      <text:p text:style-name="P4"><text:span text:style-name="T22"><text:tab/></text:span><text:span text:style-name="T23">Elise shifted in bed trying to get comfortable. </text:span><text:span text:style-name="T24">She groaned as she moved around. “Okay, so I can go home in a few days. That’s good. My home world is a good ways away from here. I’ll need as much time as I can get to reach ho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2</text:page-count>) <text:date style:data-style-name="N37" text:date-value="2026-03-21T10:43:19.972919002">03/21/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21T10:43:19.878648621</dc:date>
    <meta:editing-duration>PT1H28M2S</meta:editing-duration>
    <meta:editing-cycles>35</meta:editing-cycles>
    <meta:generator>LibreOffice/24.2.7.2$Linux_X86_64 LibreOffice_project/420$Build-2</meta:generator>
    <meta:print-date>2023-11-18T19:55:35.459000000</meta:print-date>
    <meta:printed-by>PDF files</meta:printed-by>
    <meta:document-statistic meta:table-count="0" meta:image-count="0" meta:object-count="0" meta:page-count="2" meta:paragraph-count="28" meta:word-count="805" meta:character-count="4357" meta:non-whitespace-character-count="3557"/>
  </office:meta>
</office:document-meta>
</file>